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Fonts/font20.ttf" manifest:media-type="application/x-font-ttf"/>
  <manifest:file-entry manifest:full-path="Fonts/font17.ttf" manifest:media-type="application/x-font-ttf"/>
  <manifest:file-entry manifest:full-path="Fonts/font16.ttf" manifest:media-type="application/x-font-ttf"/>
  <manifest:file-entry manifest:full-path="Fonts/font18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13.ttf" manifest:media-type="application/x-font-ttf"/>
  <manifest:file-entry manifest:full-path="Fonts/font6.ttf" manifest:media-type="application/x-font-ttf"/>
  <manifest:file-entry manifest:full-path="Fonts/font8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19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21.ttf" manifest:media-type="application/x-font-ttf"/>
  <manifest:file-entry manifest:full-path="Fonts/font1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Pictures/10000201000001D5000001C8247A1CD3.png" manifest:media-type="image/png"/>
  <manifest:file-entry manifest:full-path="Pictures/10000201000001E3000000CB0A99BD22.png" manifest:media-type="image/png"/>
  <manifest:file-entry manifest:full-path="Pictures/1000767500002DA50000133B65299785.svg" manifest:media-type="image/svg+xml"/>
  <manifest:file-entry manifest:full-path="Pictures/100019DC00002C5100002B1BC4074294.svg" manifest:media-type="image/svg+xml"/>
  <manifest:file-entry manifest:full-path="Pictures/10009AB1000015FE000015D444115229.svg" manifest:media-type="image/svg+xml"/>
  <manifest:file-entry manifest:full-path="Pictures/10000201000000E9000000E758C46E1D.png" manifest:media-type="image/png"/>
  <manifest:file-entry manifest:full-path="Pictures/1000A14F000015FE000015D43E632ADA.svg" manifest:media-type="image/svg+xml"/>
  <manifest:file-entry manifest:full-path="Pictures/100002010000007600000076F8A0AB7E.png" manifest:media-type="image/png"/>
  <manifest:file-entry manifest:full-path="Pictures/100002010000007500000075349D0C49.png" manifest:media-type="image/png"/>
  <manifest:file-entry manifest:full-path="Pictures/10000201000000E9000000E76AF45039.png" manifest:media-type="image/png"/>
  <manifest:file-entry manifest:full-path="Pictures/1000347C00000B2300000B22EAE5EBE3.svg" manifest:media-type="image/svg+xml"/>
  <manifest:file-entry manifest:full-path="Pictures/1000294C00000B0600000B066E51752E.svg" manifest:media-type="image/svg+xml"/>
  <manifest:file-entry manifest:full-path="Pictures/10000201000000720000003B08E08204.png" manifest:media-type="image/png"/>
  <manifest:file-entry manifest:full-path="Pictures/1000076A00000AC8000005919E55039D.svg" manifest:media-type="image/svg+xml"/>
  <manifest:file-entry manifest:full-path="Pictures/100002010000055D000001E82AA619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 Cond Mono" svg:font-family="'Interstate Cond Mono'" style:font-pitch="variable">
      <svg:font-face-src>
        <svg:font-face-uri xlink:href="Fonts/font1.ttf" xlink:type="simple"/>
        <svg:font-face-uri xlink:href="Fonts/font2.ttf" xlink:type="simple"/>
      </svg:font-face-src>
    </style:font-face>
    <style:font-face style:name="Interstate Cond Mono - Blk" svg:font-family="'Interstate Cond Mono - Blk'" style:font-pitch="variable">
      <svg:font-face-src>
        <svg:font-face-uri xlink:href="Fonts/font3.ttf" xlink:type="simple"/>
      </svg:font-face-src>
    </style:font-face>
    <style:font-face style:name="Interstate Mono" svg:font-family="'Interstate Mono'" style:font-pitch="variable">
      <svg:font-face-src>
        <svg:font-face-uri xlink:href="Fonts/font4.ttf" xlink:type="simple"/>
        <svg:font-face-uri xlink:href="Fonts/font5.ttf" xlink:type="simple"/>
      </svg:font-face-src>
    </style:font-face>
    <style:font-face style:name="Interstate Mono - Blk" svg:font-family="'Interstate Mono - Blk'" style:font-pitch="variable">
      <svg:font-face-src>
        <svg:font-face-uri xlink:href="Fonts/font6.ttf" xlink:type="simple"/>
      </svg:font-face-src>
    </style:font-face>
    <style:font-face style:name="Liberation Sans1" svg:font-family="'Liberation Sans'" style:font-pitch="variable">
      <svg:font-face-src>
        <svg:font-face-uri xlink:href="Fonts/font7.ttf" xlink:type="simple"/>
        <svg:font-face-uri xlink:href="Fonts/font8.ttf" xlink:type="simple"/>
        <svg:font-face-uri xlink:href="Fonts/font9.ttf" xlink:type="simple"/>
        <svg:font-face-uri xlink:href="Fonts/font10.ttf" xlink:type="simple"/>
      </svg:font-face-src>
    </style:font-face>
    <style:font-face style:name="Liberation Sans" svg:font-family="'Liberation Sans'" style:font-family-generic="roman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Liberation Serif" svg:font-family="'Liberation Serif'" style:font-family-generic="roman" style:font-pitch="variable">
      <svg:font-face-src>
        <svg:font-face-uri xlink:href="Fonts/font15.ttf" xlink:type="simple"/>
        <svg:font-face-uri xlink:href="Fonts/font16.ttf" xlink:type="simple"/>
        <svg:font-face-uri xlink:href="Fonts/font17.ttf" xlink:type="simple"/>
        <svg:font-face-uri xlink:href="Fonts/font18.ttf" xlink:type="simple"/>
      </svg:font-face-src>
    </style:font-face>
    <style:font-face style:name="DejaVu Sans" svg:font-family="'DejaVu Sans'" style:font-family-generic="system" style:font-pitch="variable">
      <svg:font-face-src>
        <svg:font-face-uri xlink:href="Fonts/font19.ttf" xlink:type="simple"/>
        <svg:font-face-uri xlink:href="Fonts/font20.ttf" xlink:type="simple"/>
      </svg:font-face-src>
    </style:font-face>
    <style:font-face style:name="Lohit Devanagari" svg:font-family="'Lohit Devanagari'" style:font-family-generic="system" style:font-pitch="variable">
      <svg:font-face-src>
        <svg:font-face-uri xlink:href="Fonts/font21.ttf" xlink:type="simple"/>
      </svg:font-face-src>
    </style:font-face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000000" draw:marker-start-width="0.509cm" draw:marker-end-width="0.509cm" draw:fill="solid" draw:fill-color="#ffffcc" draw:textarea-horizontal-align="left" draw:textarea-vertical-align="bottom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000000" draw:marker-start-width="0.509cm" draw:marker-end-width="0.509cm" draw:fill="solid" draw:fill-color="#ffffff" draw:textarea-horizontal-align="center" draw:textarea-vertical-align="bottom" draw:auto-grow-height="false" fo:min-height="0cm" fo:min-width="0cm" fo:padding-top="0.175cm" fo:padding-bottom="0.175cm" fo:padding-left="0.3cm" fo:padding-right="0.305cm"/>
    </style:style>
    <style:style style:name="gr4" style:family="graphic" style:parent-style-name="standard">
      <style:graphic-properties svg:stroke-width="0.102cm" svg:stroke-color="#000000" draw:marker-start-width="0.509cm" draw:marker-end-width="0.509cm" draw:fill="solid" draw:fill-color="#ffffff" draw:textarea-horizontal-align="justify" draw:textarea-vertical-align="top" draw:auto-grow-height="false" fo:min-height="0cm" fo:min-width="0cm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000000" draw:marker-start-width="0.509cm" draw:marker-end-width="0.509cm" draw:fill="solid" draw:fill-color="#ffd320" draw:textarea-horizontal-align="center" draw:textarea-vertical-align="bottom" draw:auto-grow-height="fals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000000" draw:marker-start-width="0.509cm" draw:marker-end-width="0.509cm" draw:fill-color="#83caff" draw:textarea-horizontal-align="justify" draw:textarea-vertical-align="top" draw:auto-grow-height="false" fo:min-height="0cm" fo:min-width="0cm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000000" draw:marker-start-width="0.509cm" draw:marker-end-width="0.509cm" draw:fill="solid" draw:fill-color="#ffd320" draw:textarea-horizontal-align="justify" draw:textarea-vertical-align="top" draw:auto-grow-height="false" fo:min-height="0cm" fo:min-width="0cm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000000" draw:marker-start-width="0.509cm" draw:marker-end-width="0.509cm" draw:fill-color="#83caff" draw:textarea-horizontal-align="center" draw:textarea-vertical-align="top" draw:auto-grow-height="fals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000000" draw:marker-start-width="0.509cm" draw:marker-end-width="0.509cm" draw:fill="solid" draw:fill-color="#ffff00" draw:textarea-horizontal-align="justify" draw:textarea-vertical-align="bottom" draw:auto-grow-height="false" fo:min-height="0cm" fo:min-width="0cm" fo:padding-top="0.175cm" fo:padding-bottom="0cm" fo:padding-left="0.3cm" fo:padding-right="0.3cm"/>
    </style:style>
    <style:style style:name="gr11" style:family="graphic" style:parent-style-name="standard">
      <style:graphic-properties svg:stroke-width="0.102cm" svg:stroke-color="#000000" draw:marker-start-width="0.509cm" draw:marker-end-width="0.509cm" draw:fill-color="#83caff" draw:textarea-horizontal-align="justify" draw:textarea-vertical-align="bottom" draw:auto-grow-height="false" fo:min-height="0cm" fo:min-width="0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000000" draw:marker-start-width="0.509cm" draw:marker-end-width="0.509cm" draw:fill="solid" draw:fill-color="#ff808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svg:stroke-width="0cm" svg:stroke-color="#000000" draw:marker-start="Arrow" draw:marker-start-width="0.254cm" draw:marker-end="Arrow" draw:marker-end-width="0.254cm" draw:textarea-vertical-align="middle" fo:padding-top="0.125cm" fo:padding-bottom="0.125cm" fo:padding-left="0.25cm" fo:padding-right="0.25cm" draw:shadow-offset-x="0.203cm" draw:shadow-offset-y="0.203cm"/>
    </style:style>
    <style:style style:name="gr14" style:family="graphic" style:parent-style-name="objectwithoutfill">
      <style:graphic-properties draw:marker-start="Arrow" draw:marker-start-width="0.254cm" draw:marker-end="Arrow" draw:marker-end-width="0.254cm" draw:stroke-linejoin="miter" draw:fill="none" draw:textarea-vertical-align="middle"/>
    </style:style>
    <style:style style:name="gr15" style:family="graphic" style:parent-style-name="objectwithoutfill">
      <style:graphic-properties draw:marker-start="Arrow" draw:marker-start-width="0.254cm" draw:marker-end="Arrow" draw:marker-end-width="0.254cm" draw:fill="none" draw:textarea-vertical-align="middle"/>
    </style:style>
    <style:style style:name="gr16" style:family="graphic" style:parent-style-name="objectwithoutfill">
      <style:graphic-properties draw:marker-start="Arrow" draw:marker-start-width="0.254cm" draw:marker-end="Arrow" draw:marker-end-width="0.254cm" draw:stroke-linejoin="bevel" draw:fill="none" draw:textarea-vertical-align="middle"/>
    </style:style>
    <style:style style:name="gr17" style:family="graphic" style:parent-style-name="objectwithoutfill">
      <style:graphic-properties draw:marker-start="Arrow" draw:marker-start-width="0.254cm" draw:marker-end="" draw:marker-end-width="0.102cm" draw:fill="none" draw:textarea-vertical-align="middle"/>
    </style:style>
    <style:style style:name="gr18" style:family="graphic" style:parent-style-name="objectwithoutfill">
      <style:graphic-properties draw:marker-start="Arrow" draw:marker-start-width="0.254cm" draw:marker-end="" draw:marker-end-width="0.20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893cm"/>
    </style:style>
    <style:style style:name="gr20" style:family="graphic" style:parent-style-name="standard">
      <style:graphic-properties draw:stroke="none" svg:stroke-color="#000000" draw:fill="none" draw:fill-color="#ffffff" fo:min-height="0.5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Interstate Mono - Blk" fo:font-weight="normal" style:font-weight-asian="normal" style:font-weight-complex="normal"/>
    </style:style>
    <style:style style:name="P4" style:family="paragraph">
      <style:paragraph-properties fo:margin-left="0cm" fo:margin-right="0cm" fo:text-align="center" fo:text-indent="0cm"/>
      <style:text-properties style:font-name="Interstate Mono"/>
    </style:style>
    <style:style style:name="P5" style:family="paragraph">
      <style:paragraph-properties fo:text-align="center"/>
      <style:text-properties style:font-name="Interstate Mono - Blk" fo:font-size="18pt" fo:font-weight="normal" style:font-weight-asian="normal" style:font-weight-complex="normal"/>
    </style:style>
    <style:style style:name="P6" style:family="paragraph">
      <style:paragraph-properties fo:text-align="center"/>
      <style:text-properties style:font-name="Interstate Mono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style:font-name="Interstate Mono" fo:font-size="18pt"/>
    </style:style>
    <style:style style:name="P9" style:family="paragraph">
      <style:paragraph-properties fo:text-align="center"/>
      <style:text-properties fo:color="#4c4c4c" style:font-name="Interstate Cond Mono - Blk" fo:font-size="36pt" style:font-size-asian="36pt" style:font-size-complex="36pt"/>
    </style:style>
    <style:style style:name="P10" style:family="paragraph">
      <style:paragraph-properties fo:margin-left="0cm" fo:margin-right="0cm" fo:margin-top="0cm" fo:margin-bottom="0cm" fo:text-align="center" fo:text-indent="0cm"/>
    </style:style>
    <style:style style:name="P11" style:family="paragraph">
      <style:paragraph-properties fo:margin-left="0cm" fo:margin-right="0cm" fo:margin-top="0cm" fo:margin-bottom="0cm" fo:text-align="center" fo:text-indent="0cm"/>
      <style:text-properties fo:color="#cc0000" style:font-name="Interstate Cond Mono" fo:font-size="16pt" fo:letter-spacing="0.106cm" style:font-size-asian="16pt" style:font-size-complex="16pt"/>
    </style:style>
    <style:style style:name="T1" style:family="text">
      <style:text-properties style:font-name="Interstate Mono - Blk" fo:font-weight="normal" style:font-weight-asian="normal" style:font-weight-complex="normal"/>
    </style:style>
    <style:style style:name="T2" style:family="text">
      <style:text-properties style:font-name="Interstate Mono"/>
    </style:style>
    <style:style style:name="T3" style:family="text">
      <style:text-properties style:font-name="Interstate Mono - Blk" fo:font-size="18pt" fo:font-weight="normal" style:font-weight-asian="normal" style:font-weight-complex="normal"/>
    </style:style>
    <style:style style:name="T4" style:family="text">
      <style:text-properties style:font-name="Interstate Mono" fo:font-size="18pt"/>
    </style:style>
    <style:style style:name="T5" style:family="text">
      <style:text-properties fo:color="#4c4c4c" style:font-name="Interstate Cond Mono - Blk" fo:font-size="36pt" style:font-size-asian="36pt" style:font-size-complex="36pt"/>
    </style:style>
    <style:style style:name="T6" style:family="text">
      <style:text-properties fo:color="#cc0000" style:font-name="Interstate Cond Mono" fo:font-size="16pt" fo:letter-spacing="0.106cm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opaque arrow to fix rendering bug in PNG export" draw:style-name="gr1" draw:text-style-name="P1" draw:layer="layout" svg:width="4.897cm" svg:height="3.131cm" svg:x="14.949cm" svg:y="15.398cm">
          <draw:image xlink:href="Pictures/1000076A00000AC8000005919E55039D.svg" xlink:type="simple" xlink:show="embed" xlink:actuate="onLoad">
            <text:p/>
          </draw:image>
          <draw:image xlink:href="Pictures/10000201000000720000003B08E08204.png" xlink:type="simple" xlink:show="embed" xlink:actuate="onLoad"/>
        </draw:frame>
        <draw:custom-shape draw:style-name="gr2" draw:text-style-name="P3" draw:layer="layout" svg:width="18.149cm" svg:height="5.742cm" svg:x="1.711cm" svg:y="13.243cm">
          <draw:glue-point draw:id="4" svg:x="0.271cm" svg:y="-3.758cm"/>
          <text:p text:style-name="P2"><text:span text:style-name="T1">Supporting</text:span></text:p>
          <text:p text:style-name="P2"><text:span text:style-name="T1">Infra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2.531cm" svg:x="2.916cm" svg:y="13.963cm">
          <text:p text:style-name="P1"><text:span text:style-name="T2">Auth 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715cm" svg:height="4.826cm" svg:x="14.566cm" svg:y="13.804cm">
          <text:p text:style-name="P1"><text:span text:style-name="T2">Mongo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2.032cm" svg:height="2.032cm" svg:x="14.782cm" svg:y="15.201cm">
          <draw:image xlink:href="Pictures/1000294C00000B0600000B066E51752E.svg" xlink:type="simple" xlink:show="embed" xlink:actuate="onLoad">
            <text:p/>
          </draw:image>
          <draw:image xlink:href="Pictures/100002010000007500000075349D0C49.png" xlink:type="simple" xlink:show="embed" xlink:actuate="onLoad"/>
        </draw:frame>
        <draw:frame draw:style-name="gr5" draw:text-style-name="P1" draw:layer="layout" svg:width="2.032cm" svg:height="2.032cm" svg:x="16.782cm" svg:y="15.201cm">
          <draw:image xlink:href="Pictures/1000294C00000B0600000B066E51752E.svg" xlink:type="simple" xlink:show="embed" xlink:actuate="onLoad">
            <text:p/>
          </draw:image>
          <draw:image xlink:href="Pictures/100002010000007500000075349D0C49.png" xlink:type="simple" xlink:show="embed" xlink:actuate="onLoad"/>
        </draw:frame>
        <draw:frame draw:style-name="gr5" draw:text-style-name="P1" draw:layer="layout" svg:width="2.032cm" svg:height="2.032cm" svg:x="15.782cm" svg:y="16.201cm">
          <draw:image xlink:href="Pictures/1000294C00000B0600000B066E51752E.svg" xlink:type="simple" xlink:show="embed" xlink:actuate="onLoad">
            <text:p/>
          </draw:image>
          <draw:image xlink:href="Pictures/100002010000007500000075349D0C49.png" xlink:type="simple" xlink:show="embed" xlink:actuate="onLoad"/>
        </draw:frame>
        <draw:frame draw:style-name="gr5" draw:text-style-name="P1" draw:layer="layout" svg:width="1.352cm" svg:height="1.351cm" draw:transform="rotate (-0.0218166156499289) translate (4.21cm 14.066cm)">
          <draw:image xlink:href="Pictures/1000347C00000B2300000B22EAE5EBE3.svg" xlink:type="simple" xlink:show="embed" xlink:actuate="onLoad">
            <text:p/>
          </draw:image>
          <draw:image xlink:href="Pictures/100002010000007600000076F8A0AB7E.png" xlink:type="simple" xlink:show="embed" xlink:actuate="onLoad"/>
        </draw:frame>
        <draw:custom-shape draw:style-name="gr4" draw:text-style-name="P1" draw:layer="layout" svg:width="4.864cm" svg:height="2.667cm" svg:x="8.321cm" svg:y="14.769cm">
          <text:p text:style-name="P1"><text:span text:style-name="T2">Message Bus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4.198cm" svg:height="1.491cm" svg:x="8.654cm" svg:y="15.746cm">
          <draw:image xlink:href="Pictures/100002010000055D000001E82AA61972.png" xlink:type="simple" xlink:show="embed" xlink:actuate="onLoad">
            <text:p/>
          </draw:image>
        </draw:frame>
        <draw:custom-shape draw:style-name="gr6" draw:text-style-name="P5" draw:layer="layout" svg:width="18.149cm" svg:height="6.35cm" svg:x="1.721cm" svg:y="20.393cm">
          <text:p text:style-name="P1"><text:span text:style-name="T3">Worker Coali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6.769cm" svg:height="4.08cm" svg:x="2.653cm" svg:y="21.113cm">
          <text:p text:style-name="P1"><text:span text:style-name="T2">Workers – Host “A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6.174cm" svg:height="2.601cm" svg:x="2.955cm" svg:y="22.282cm">
          <draw:image xlink:href="Pictures/1000767500002DA50000133B65299785.svg" xlink:type="simple" xlink:show="embed" xlink:actuate="onLoad">
            <text:p/>
          </draw:image>
          <draw:image xlink:href="Pictures/10000201000001E3000000CB0A99BD22.png" xlink:type="simple" xlink:show="embed" xlink:actuate="onLoad"/>
        </draw:frame>
        <draw:custom-shape draw:style-name="gr7" draw:text-style-name="P1" draw:layer="layout" svg:width="6.719cm" svg:height="3.073cm" svg:x="12.15cm" svg:y="21.615cm">
          <text:p text:style-name="P1"><text:span text:style-name="T2">Workers – Host “B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.571cm" svg:height="1.559cm" svg:x="17.028cm" svg:y="22.671cm">
          <draw:image xlink:href="Pictures/1000A14F000015FE000015D43E632ADA.svg" xlink:type="simple" xlink:show="embed" xlink:actuate="onLoad">
            <text:p/>
          </draw:image>
          <draw:image xlink:href="Pictures/10000201000000E9000000E758C46E1D.png" xlink:type="simple" xlink:show="embed" xlink:actuate="onLoad"/>
        </draw:frame>
        <draw:frame draw:style-name="gr5" draw:text-style-name="P1" draw:layer="layout" svg:width="1.571cm" svg:height="1.56cm" svg:x="14.737cm" svg:y="22.726cm">
          <draw:image xlink:href="Pictures/10009AB1000015FE000015D444115229.svg" xlink:type="simple" xlink:show="embed" xlink:actuate="onLoad">
            <text:p/>
          </draw:image>
          <draw:image xlink:href="Pictures/10000201000000E9000000E76AF45039.png" xlink:type="simple" xlink:show="embed" xlink:actuate="onLoad"/>
        </draw:frame>
        <draw:frame draw:style-name="gr5" draw:text-style-name="P1" draw:layer="layout" svg:width="1.571cm" svg:height="1.56cm" svg:x="12.446cm" svg:y="22.726cm">
          <draw:image xlink:href="Pictures/10009AB1000015FE000015D444115229.svg" xlink:type="simple" xlink:show="embed" xlink:actuate="onLoad">
            <text:p/>
          </draw:image>
          <draw:image xlink:href="Pictures/10000201000000E9000000E76AF45039.png" xlink:type="simple" xlink:show="embed" xlink:actuate="onLoad"/>
        </draw:frame>
        <draw:custom-shape draw:style-name="gr8" draw:text-style-name="P5" draw:layer="layout" svg:width="18.149cm" svg:height="6.529cm" svg:x="1.719cm" svg:y="5.631cm">
          <text:p text:style-name="P1"><text:span text:style-name="T3">Core Release Engine Compon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6.731cm" svg:height="4.219cm" svg:x="12.569cm" svg:y="7.099cm">
          <text:p text:style-name="P1"><text:span text:style-name="T2">re-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524cm" svg:height="2.286cm" svg:x="13.15cm" svg:y="8.798cm">
          <text:p text:style-name="P1"><text:span text:style-name="T2">FS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.306cm" svg:height="1.27cm" svg:x="13.259cm" svg:y="8.988cm">
          <draw:image xlink:href="Pictures/100019DC00002C5100002B1BC4074294.svg" xlink:type="simple" xlink:show="embed" xlink:actuate="onLoad">
            <text:p/>
          </draw:image>
          <draw:image xlink:href="Pictures/10000201000001D5000001C8247A1CD3.png" xlink:type="simple" xlink:show="embed" xlink:actuate="onLoad"/>
        </draw:frame>
        <draw:custom-shape draw:style-name="gr10" draw:text-style-name="P6" draw:layer="layout" svg:width="1.524cm" svg:height="2.286cm" svg:x="15.176cm" svg:y="8.798cm">
          <text:p text:style-name="P1"><text:span text:style-name="T2">FS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.306cm" svg:height="1.27cm" svg:x="15.285cm" svg:y="8.988cm">
          <draw:image xlink:href="Pictures/100019DC00002C5100002B1BC4074294.svg" xlink:type="simple" xlink:show="embed" xlink:actuate="onLoad">
            <text:p/>
          </draw:image>
          <draw:image xlink:href="Pictures/10000201000001D5000001C8247A1CD3.png" xlink:type="simple" xlink:show="embed" xlink:actuate="onLoad"/>
        </draw:frame>
        <draw:custom-shape draw:style-name="gr10" draw:text-style-name="P6" draw:layer="layout" svg:width="1.524cm" svg:height="2.286cm" svg:x="17.202cm" svg:y="8.798cm">
          <text:p text:style-name="P1"><text:span text:style-name="T2">FS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.306cm" svg:height="1.27cm" svg:x="17.311cm" svg:y="8.988cm">
          <draw:image xlink:href="Pictures/100019DC00002C5100002B1BC4074294.svg" xlink:type="simple" xlink:show="embed" xlink:actuate="onLoad">
            <text:p/>
          </draw:image>
          <draw:image xlink:href="Pictures/10000201000001D5000001C8247A1CD3.png" xlink:type="simple" xlink:show="embed" xlink:actuate="onLoad"/>
        </draw:frame>
        <draw:custom-shape draw:style-name="gr11" draw:text-style-name="P7" draw:layer="layout" svg:width="4.953cm" svg:height="3.556cm" svg:x="2.443cm" svg:y="7.096cm">
          <text:p text:style-name="P1"><text:span text:style-name="T4">Web Con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937cm" svg:height="1.651cm" svg:x="2.951cm" svg:y="7.688cm">
          <text:p text:style-name="P1"><text:span text:style-name="T4">re-r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4.885cm" svg:y1="10.682cm" svg:x2="4.885cm" svg:y2="13.899cm">
          <text:p/>
        </draw:line>
        <draw:polyline draw:style-name="gr14" draw:text-style-name="P1" draw:layer="layout" svg:width="9.397cm" svg:height="5.005cm" svg:x="6.944cm" svg:y="8.747cm" svg:viewBox="0 0 9398 5006" draw:points="9398,5006 9398,3937 3810,3937 3810,0 0,0">
          <text:p/>
        </draw:polyline>
        <draw:line draw:style-name="gr15" draw:text-style-name="P1" draw:layer="layout" svg:x1="17.891cm" svg:y1="11.318cm" svg:x2="17.891cm" svg:y2="13.753cm">
          <text:p/>
        </draw:line>
        <draw:polyline draw:style-name="gr15" draw:text-style-name="P1" draw:layer="layout" svg:width="3.02cm" svg:height="6.603cm" svg:x="6.932cm" svg:y="8.112cm" svg:viewBox="0 0 3021 6604" draw:points="3021,6604 3021,0 0,1">
          <text:p/>
        </draw:polyline>
        <draw:polyline draw:style-name="gr15" draw:text-style-name="P1" draw:layer="layout" svg:width="3.913cm" svg:height="3.58cm" svg:x="6.039cm" svg:y="17.485cm" svg:viewBox="0 0 3914 3581" draw:points="3914,0 3914,2438 0,2438 0,3581">
          <text:p/>
        </draw:polyline>
        <draw:polyline draw:style-name="gr16" draw:text-style-name="P1" draw:layer="layout" svg:width="3.955cm" svg:height="4.076cm" svg:x="11.553cm" svg:y="17.485cm" svg:viewBox="0 0 3956 4077" draw:points="0,0 0,2439 3956,2439 3956,4077">
          <text:p/>
        </draw:polyline>
        <draw:polyline draw:style-name="gr17" draw:text-style-name="P1" draw:layer="layout" svg:width="6.412cm" svg:height="6.601cm" svg:x="11.553cm" svg:y="8.112cm" svg:viewBox="0 0 6413 6602" draw:points="0,6602 0,0 6413,0">
          <text:p/>
        </draw:polyline>
        <draw:line draw:style-name="gr18" draw:text-style-name="P1" draw:layer="layout" svg:x1="15.94cm" svg:y1="8.747cm" svg:x2="15.94cm" svg:y2="8.112cm">
          <text:p/>
        </draw:line>
        <draw:line draw:style-name="gr18" draw:text-style-name="P1" draw:layer="layout" svg:x1="17.966cm" svg:y1="8.748cm" svg:x2="17.966cm" svg:y2="8.115cm">
          <text:p/>
        </draw:line>
        <draw:line draw:style-name="gr18" draw:text-style-name="P1" draw:layer="layout" svg:x1="13.924cm" svg:y1="8.746cm" svg:x2="13.924cm" svg:y2="8.113cm">
          <text:p/>
        </draw:line>
        <draw:custom-shape draw:style-name="gr12" draw:text-style-name="P8" draw:layer="layout" svg:width="4.691cm" svg:height="1.255cm" svg:x="8.433cm" svg:y="3.031cm">
          <text:p text:style-name="P1"><text:span text:style-name="T4">re-client/cu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4" draw:text-style-name="P1" draw:layer="layout" svg:width="5.855cm" svg:height="2.757cm" svg:x="4.923cm" svg:y="4.286cm" svg:viewBox="0 0 5856 2758" draw:points="5856,0 5856,965 0,965 0,2758">
          <text:p/>
        </draw:polyline>
        <draw:frame draw:style-name="gr19" draw:text-style-name="P9" draw:layer="layout" svg:width="8.128cm" svg:height="1.496cm" svg:x="0.8cm" svg:y="1cm">
          <draw:text-box>
            <text:p text:style-name="P1"><text:span text:style-name="T5">Release Engine</text:span></text:p>
          </draw:text-box>
        </draw:frame>
        <draw:frame draw:style-name="gr20" draw:text-style-name="P11" draw:layer="layout" svg:width="8.128cm" svg:height="0.802cm" svg:x="0.809cm" svg:y="2.27cm">
          <draw:text-box>
            <text:p text:style-name="P10"><text:span text:style-name="T6">Component Interac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 Cond Mono" svg:font-family="'Interstate Cond Mono'" style:font-pitch="variable"/>
    <style:font-face style:name="Interstate Cond Mono - Blk" svg:font-family="'Interstate Cond Mono - Blk'" style:font-pitch="variable"/>
    <style:font-face style:name="Interstate Mono" svg:font-family="'Interstate Mono'" style:font-pitch="variable"/>
    <style:font-face style:name="Interstate Mono - Blk" svg:font-family="'Interstate Mono - Bl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203cm" draw:marker-start-width="0.508cm" draw:marker-end-width="0.508cm" draw:fill="none" draw:fill-gradient-name="Gradient_20_8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m Bielawa</meta:initial-creator>
    <meta:creation-date>2014-05-28T12:37:48.646991151</meta:creation-date>
    <dc:date>2014-06-30T13:13:13.722690264</dc:date>
    <dc:creator>Tim Bielawa</dc:creator>
    <meta:editing-duration>PT5H5M59S</meta:editing-duration>
    <meta:editing-cycles>93</meta:editing-cycles>
    <meta:generator>LibreOffice/4.2.4.2$Linux_X86_64 LibreOffice_project/420$Build-2</meta:generator>
    <dc:title>Release Engine - Component Interactions</dc:title>
    <meta:document-statistic meta:object-count="41"/>
    <meta:user-defined meta:name="Date completed" meta:value-type="date">2014-05-30</meta:user-defined>
    <meta:user-defined meta:name="Document number" meta:value-type="float">1</meta:user-defined>
  </office:meta>
</office:document-meta>
</file>